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ev x</text:p>
          </table:table-cell>
          <table:table-cell office:value-type="string" calcext:value-type="string">
            <text:p>dev y</text:p>
          </table:table-cell>
          <table:table-cell office:value-type="string" calcext:value-type="string">
            <text:p>devx*devy</text:p>
          </table:table-cell>
          <table:table-cell table:number-columns-repeated="2"/>
          <table:table-cell office:value-type="string" calcext:value-type="string">
            <text:p>variance x</text:p>
          </table:table-cell>
          <table:table-cell office:value-type="string" calcext:value-type="string">
            <text:p>variance 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2]-[.$B$7])" office:value-type="float" office:value="-2" calcext:value-type="float">
            <text:p>-2</text:p>
          </table:table-cell>
          <table:table-cell table:formula="of:=([.C2]-[.$C$7])" office:value-type="float" office:value="-1" calcext:value-type="float">
            <text:p>-1</text:p>
          </table:table-cell>
          <table:table-cell table:formula="of:=[.E2]*[.F2]" office:value-type="float" office:value="2" calcext:value-type="float">
            <text:p>2</text:p>
          </table:table-cell>
          <table:table-cell table:number-columns-repeated="2"/>
          <table:table-cell table:formula="of:=([.B2]-[.$B$7])^2" office:value-type="float" office:value="4" calcext:value-type="float">
            <text:p>4</text:p>
          </table:table-cell>
          <table:table-cell table:formula="of:=([.C2]-[.$C$7])^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([.B3]-[.$B$7])" office:value-type="float" office:value="-1" calcext:value-type="float">
            <text:p>-1</text:p>
          </table:table-cell>
          <table:table-cell table:formula="of:=([.C3]-[.$C$7])" office:value-type="float" office:value="-1" calcext:value-type="float">
            <text:p>-1</text:p>
          </table:table-cell>
          <table:table-cell table:formula="of:=[.E3]*[.F3]" office:value-type="float" office:value="1" calcext:value-type="float">
            <text:p>1</text:p>
          </table:table-cell>
          <table:table-cell table:number-columns-repeated="2"/>
          <table:table-cell table:formula="of:=([.B3]-[.$B$7])^2" office:value-type="float" office:value="1" calcext:value-type="float">
            <text:p>1</text:p>
          </table:table-cell>
          <table:table-cell table:formula="of:=([.C3]-[.$C$7])^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([.B4]-[.$B$7])" office:value-type="float" office:value="0" calcext:value-type="float">
            <text:p>0</text:p>
          </table:table-cell>
          <table:table-cell table:formula="of:=([.C4]-[.$C$7])" office:value-type="float" office:value="0" calcext:value-type="float">
            <text:p>0</text:p>
          </table:table-cell>
          <table:table-cell table:formula="of:=[.E4]*[.F4]" office:value-type="float" office:value="0" calcext:value-type="float">
            <text:p>0</text:p>
          </table:table-cell>
          <table:table-cell table:number-columns-repeated="2"/>
          <table:table-cell table:formula="of:=([.B4]-[.$B$7])^2" office:value-type="float" office:value="0" calcext:value-type="float">
            <text:p>0</text:p>
          </table:table-cell>
          <table:table-cell table:formula="of:=([.C4]-[.$C$7])^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([.B5]-[.$B$7])" office:value-type="float" office:value="1" calcext:value-type="float">
            <text:p>1</text:p>
          </table:table-cell>
          <table:table-cell table:formula="of:=([.C5]-[.$C$7])" office:value-type="float" office:value="1" calcext:value-type="float">
            <text:p>1</text:p>
          </table:table-cell>
          <table:table-cell table:formula="of:=[.E5]*[.F5]" office:value-type="float" office:value="1" calcext:value-type="float">
            <text:p>1</text:p>
          </table:table-cell>
          <table:table-cell table:number-columns-repeated="2"/>
          <table:table-cell table:formula="of:=([.B5]-[.$B$7])^2" office:value-type="float" office:value="1" calcext:value-type="float">
            <text:p>1</text:p>
          </table:table-cell>
          <table:table-cell table:formula="of:=([.C5]-[.$C$7])^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6]-[.$B$7])" office:value-type="float" office:value="2" calcext:value-type="float">
            <text:p>2</text:p>
          </table:table-cell>
          <table:table-cell table:formula="of:=([.C6]-[.$C$7])" office:value-type="float" office:value="1" calcext:value-type="float">
            <text:p>1</text:p>
          </table:table-cell>
          <table:table-cell table:formula="of:=[.E6]*[.F6]" office:value-type="float" office:value="2" calcext:value-type="float">
            <text:p>2</text:p>
          </table:table-cell>
          <table:table-cell table:number-columns-repeated="2"/>
          <table:table-cell table:formula="of:=([.B6]-[.$B$7])^2" office:value-type="float" office:value="4" calcext:value-type="float">
            <text:p>4</text:p>
          </table:table-cell>
          <table:table-cell table:formula="of:=([.C6]-[.$C$7])^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6])" office:value-type="float" office:value="3" calcext:value-type="float">
            <text:p>3</text:p>
          </table:table-cell>
          <table:table-cell table:formula="of:=AVERAGE([.C2:.C6])" office:value-type="float" office:value="3" calcext:value-type="float">
            <text:p>3</text:p>
          </table:table-cell>
          <table:table-cell table:number-columns-repeated="3"/>
          <table:table-cell table:formula="of:=SUM([.G2:.G6])" office:value-type="float" office:value="6" calcext:value-type="float">
            <text:p>6</text:p>
          </table:table-cell>
          <table:table-cell/>
          <table:table-cell office:value-type="string" calcext:value-type="string">
            <text:p>total var</text:p>
          </table:table-cell>
          <table:table-cell table:formula="of:=SUM([.J2:.J6])/(COUNT([.J2:.J6])-1)" office:value-type="float" office:value="2.5" calcext:value-type="float">
            <text:p>2.5</text:p>
          </table:table-cell>
          <table:table-cell table:formula="of:=SUM([.K2:.K6])/(COUNT([.K2:.K6])-1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dev</text:p>
          </table:table-cell>
          <table:table-cell table:formula="of:=SQRT([.J7])" office:value-type="float" office:value="1.58113883008419" calcext:value-type="float">
            <text:p>1.5811388301</text:p>
          </table:table-cell>
          <table:table-cell table:formula="of:=SQRT([.K7])"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r</text:p>
          </table:table-cell>
          <table:table-cell table:formula="of:=[.G7]/((COUNT([.C2:.C6])-1)*[.J8]*[.K8])" office:value-type="float" office:value="0.948683298050514" calcext:value-type="float">
            <text:p>0.948683298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ev x</text:p>
          </table:table-cell>
          <table:table-cell office:value-type="string" calcext:value-type="string">
            <text:p>dev y</text:p>
          </table:table-cell>
          <table:table-cell office:value-type="string" calcext:value-type="string">
            <text:p>devx*devy</text:p>
          </table:table-cell>
          <table:table-cell table:number-columns-repeated="2"/>
          <table:table-cell office:value-type="string" calcext:value-type="string">
            <text:p>variance x</text:p>
          </table:table-cell>
          <table:table-cell office:value-type="string" calcext:value-type="string">
            <text:p>variance y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([.B18]-[.$B$23])" office:value-type="float" office:value="-4.6" calcext:value-type="float">
            <text:p>-4.6</text:p>
          </table:table-cell>
          <table:table-cell table:formula="of:=([.C18]-[.$C$23])" office:value-type="float" office:value="14" calcext:value-type="float">
            <text:p>14</text:p>
          </table:table-cell>
          <table:table-cell table:formula="of:=[.E18]*[.F18]" office:value-type="float" office:value="-64.4" calcext:value-type="float">
            <text:p>-64.4</text:p>
          </table:table-cell>
          <table:table-cell table:number-columns-repeated="2"/>
          <table:table-cell table:formula="of:=([.B18]-[.$B$23])^2" office:value-type="float" office:value="21.16" calcext:value-type="float">
            <text:p>21.16</text:p>
          </table:table-cell>
          <table:table-cell table:formula="of:=([.C18]-[.$C$23])^2"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([.B19]-[.$B$23])" office:value-type="float" office:value="-2.6" calcext:value-type="float">
            <text:p>-2.6</text:p>
          </table:table-cell>
          <table:table-cell table:formula="of:=([.C19]-[.$C$23])" office:value-type="float" office:value="4" calcext:value-type="float">
            <text:p>4</text:p>
          </table:table-cell>
          <table:table-cell table:formula="of:=[.E19]*[.F19]" office:value-type="float" office:value="-10.4" calcext:value-type="float">
            <text:p>-10.4</text:p>
          </table:table-cell>
          <table:table-cell table:number-columns-repeated="2"/>
          <table:table-cell table:formula="of:=([.B19]-[.$B$23])^2" office:value-type="float" office:value="6.76" calcext:value-type="float">
            <text:p>6.76</text:p>
          </table:table-cell>
          <table:table-cell table:formula="of:=([.C19]-[.$C$23])^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([.B20]-[.$B$23])" office:value-type="float" office:value="1.4" calcext:value-type="float">
            <text:p>1.4</text:p>
          </table:table-cell>
          <table:table-cell table:formula="of:=([.C20]-[.$C$23])" office:value-type="float" office:value="-1" calcext:value-type="float">
            <text:p>-1</text:p>
          </table:table-cell>
          <table:table-cell table:formula="of:=[.E20]*[.F20]" office:value-type="float" office:value="-1.4" calcext:value-type="float">
            <text:p>-1.4</text:p>
          </table:table-cell>
          <table:table-cell table:number-columns-repeated="2"/>
          <table:table-cell table:formula="of:=([.B20]-[.$B$23])^2" office:value-type="float" office:value="1.96" calcext:value-type="float">
            <text:p>1.96</text:p>
          </table:table-cell>
          <table:table-cell table:formula="of:=([.C20]-[.$C$23])^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([.B21]-[.$B$23])" office:value-type="float" office:value="2.4" calcext:value-type="float">
            <text:p>2.4</text:p>
          </table:table-cell>
          <table:table-cell table:formula="of:=([.C21]-[.$C$23])" office:value-type="float" office:value="-6" calcext:value-type="float">
            <text:p>-6</text:p>
          </table:table-cell>
          <table:table-cell table:formula="of:=[.E21]*[.F21]" office:value-type="float" office:value="-14.4" calcext:value-type="float">
            <text:p>-14.4</text:p>
          </table:table-cell>
          <table:table-cell table:number-columns-repeated="2"/>
          <table:table-cell table:formula="of:=([.B21]-[.$B$23])^2" office:value-type="float" office:value="5.76" calcext:value-type="float">
            <text:p>5.76</text:p>
          </table:table-cell>
          <table:table-cell table:formula="of:=([.C21]-[.$C$23])^2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([.B22]-[.$B$23])" office:value-type="float" office:value="3.4" calcext:value-type="float">
            <text:p>3.4</text:p>
          </table:table-cell>
          <table:table-cell table:formula="of:=([.C22]-[.$C$23])" office:value-type="float" office:value="-11" calcext:value-type="float">
            <text:p>-11</text:p>
          </table:table-cell>
          <table:table-cell table:formula="of:=[.E22]*[.F22]" office:value-type="float" office:value="-37.4" calcext:value-type="float">
            <text:p>-37.4</text:p>
          </table:table-cell>
          <table:table-cell table:number-columns-repeated="2"/>
          <table:table-cell table:formula="of:=([.B22]-[.$B$23])^2" office:value-type="float" office:value="11.56" calcext:value-type="float">
            <text:p>11.56</text:p>
          </table:table-cell>
          <table:table-cell table:formula="of:=([.C22]-[.$C$23])^2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8:.B22])" office:value-type="float" office:value="1.6" calcext:value-type="float">
            <text:p>1.6</text:p>
          </table:table-cell>
          <table:table-cell table:formula="of:=AVERAGE([.C18:.C22])" office:value-type="float" office:value="-19" calcext:value-type="float">
            <text:p>-19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G18:.G22])" office:value-type="float" office:value="-128" calcext:value-type="float">
            <text:p>-128</text:p>
          </table:table-cell>
          <table:table-cell/>
          <table:table-cell office:value-type="string" calcext:value-type="string">
            <text:p>total var</text:p>
          </table:table-cell>
          <table:table-cell table:formula="of:=SUM([.J18:.J22])/(COUNT([.J18:.J22])-1)" office:value-type="float" office:value="11.8" calcext:value-type="float">
            <text:p>11.8</text:p>
          </table:table-cell>
          <table:table-cell table:formula="of:=SUM([.K18:.K22])/(COUNT([.K18:.K22])-1)" office:value-type="float" office:value="92.5" calcext:value-type="float">
            <text:p>92.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dev</text:p>
          </table:table-cell>
          <table:table-cell table:formula="of:=SQRT([.J23])" office:value-type="float" office:value="3.43511280746353" calcext:value-type="float">
            <text:p>3.4351128075</text:p>
          </table:table-cell>
          <table:table-cell table:formula="of:=SQRT([.K23])" office:value-type="float" office:value="9.61769203083567" calcext:value-type="float">
            <text:p>9.6176920308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r</text:p>
          </table:table-cell>
          <table:table-cell table:formula="of:=[.G23]/((COUNT([.C18:.C22])-1)*[.J24]*[.K24])" office:value-type="float" office:value="-0.968585823497604" calcext:value-type="float">
            <text:p>-0.9685858235</text:p>
          </table:table-cell>
          <table:table-cell table:number-columns-repeated="3"/>
        </table:table-row>
      </table:table>
      <table:table table:name="Sheet1_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ev x</text:p>
          </table:table-cell>
          <table:table-cell office:value-type="string" calcext:value-type="string">
            <text:p>dev y</text:p>
          </table:table-cell>
          <table:table-cell office:value-type="string" calcext:value-type="string">
            <text:p>devx*devy</text:p>
          </table:table-cell>
          <table:table-cell table:number-columns-repeated="2"/>
          <table:table-cell office:value-type="string" calcext:value-type="string">
            <text:p>variance x</text:p>
          </table:table-cell>
          <table:table-cell office:value-type="string" calcext:value-type="string">
            <text:p>variance 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/>
          <table:table-cell table:formula="of:=([.B2]-[.$B$12])" office:value-type="float" office:value="-5.35714285714286" calcext:value-type="float">
            <text:p>-5.3571428571</text:p>
          </table:table-cell>
          <table:table-cell table:formula="of:=([.C2]-[.$C$12])" office:value-type="float" office:value="3.45714285714286" calcext:value-type="float">
            <text:p>3.4571428571</text:p>
          </table:table-cell>
          <table:table-cell table:formula="of:=[.E2]*[.F2]" office:value-type="float" office:value="-18.5204081632653" calcext:value-type="float">
            <text:p>-18.5204081633</text:p>
          </table:table-cell>
          <table:table-cell table:number-columns-repeated="2"/>
          <table:table-cell table:formula="of:=([.B2]-[.$B$12])^2" office:value-type="float" office:value="28.6989795918367" calcext:value-type="float">
            <text:p>28.6989795918</text:p>
          </table:table-cell>
          <table:table-cell table:formula="of:=([.C2]-[.$C$12])^2" office:value-type="float" office:value="11.9518367346939" calcext:value-type="float">
            <text:p>11.9518367347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17.1" calcext:value-type="float">
            <text:p>17.1</text:p>
          </table:table-cell>
          <table:table-cell/>
          <table:table-cell table:formula="of:=([.B3]-[.$B$12])" office:value-type="float" office:value="-2.85714285714286" calcext:value-type="float">
            <text:p>-2.8571428571</text:p>
          </table:table-cell>
          <table:table-cell table:formula="of:=([.C3]-[.$C$12])" office:value-type="float" office:value="3.75714285714286" calcext:value-type="float">
            <text:p>3.7571428571</text:p>
          </table:table-cell>
          <table:table-cell table:formula="of:=[.E3]*[.F3]" office:value-type="float" office:value="-10.734693877551" calcext:value-type="float">
            <text:p>-10.7346938776</text:p>
          </table:table-cell>
          <table:table-cell table:number-columns-repeated="2"/>
          <table:table-cell table:formula="of:=([.B3]-[.$B$12])^2" office:value-type="float" office:value="8.16326530612245" calcext:value-type="float">
            <text:p>8.1632653061</text:p>
          </table:table-cell>
          <table:table-cell table:formula="of:=([.C3]-[.$C$12])^2" office:value-type="float" office:value="14.1161224489796" calcext:value-type="float">
            <text:p>14.1161224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([.B4]-[.$B$12])" office:value-type="float" office:value="-2.35714285714286" calcext:value-type="float">
            <text:p>-2.3571428571</text:p>
          </table:table-cell>
          <table:table-cell table:formula="of:=([.C4]-[.$C$12])" office:value-type="float" office:value="1.95714285714286" calcext:value-type="float">
            <text:p>1.9571428571</text:p>
          </table:table-cell>
          <table:table-cell table:formula="of:=[.E4]*[.F4]" office:value-type="float" office:value="-4.61326530612245" calcext:value-type="float">
            <text:p>-4.6132653061</text:p>
          </table:table-cell>
          <table:table-cell table:number-columns-repeated="2"/>
          <table:table-cell table:formula="of:=([.B4]-[.$B$12])^2" office:value-type="float" office:value="5.55612244897959" calcext:value-type="float">
            <text:p>5.556122449</text:p>
          </table:table-cell>
          <table:table-cell table:formula="of:=([.C4]-[.$C$12])^2" office:value-type="float" office:value="3.83040816326531" calcext:value-type="float">
            <text:p>3.83040816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/>
          <table:table-cell table:formula="of:=([.B5]-[.$B$12])" office:value-type="float" office:value="-0.357142857142858" calcext:value-type="float">
            <text:p>-0.3571428571</text:p>
          </table:table-cell>
          <table:table-cell table:formula="of:=([.C5]-[.$C$12])" office:value-type="float" office:value="7.25714285714286" calcext:value-type="float">
            <text:p>7.2571428571</text:p>
          </table:table-cell>
          <table:table-cell table:formula="of:=[.E5]*[.F5]" office:value-type="float" office:value="-2.59183673469388" calcext:value-type="float">
            <text:p>-2.5918367347</text:p>
          </table:table-cell>
          <table:table-cell table:number-columns-repeated="2"/>
          <table:table-cell table:formula="of:=([.B5]-[.$B$12])^2" office:value-type="float" office:value="0.127551020408164" calcext:value-type="float">
            <text:p>0.1275510204</text:p>
          </table:table-cell>
          <table:table-cell table:formula="of:=([.C5]-[.$C$12])^2" office:value-type="float" office:value="52.6661224489796" calcext:value-type="float">
            <text:p>52.66612244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([.B6]-[.$B$12])" office:value-type="float" office:value="1.64285714285714" calcext:value-type="float">
            <text:p>1.6428571429</text:p>
          </table:table-cell>
          <table:table-cell table:formula="of:=([.C6]-[.$C$12])" office:value-type="float" office:value="-1.64285714285714" calcext:value-type="float">
            <text:p>-1.6428571429</text:p>
          </table:table-cell>
          <table:table-cell table:formula="of:=[.E6]*[.F6]" office:value-type="float" office:value="-2.69897959183673" calcext:value-type="float">
            <text:p>-2.6989795918</text:p>
          </table:table-cell>
          <table:table-cell table:number-columns-repeated="2"/>
          <table:table-cell table:formula="of:=([.B6]-[.$B$12])^2" office:value-type="float" office:value="2.69897959183673" calcext:value-type="float">
            <text:p>2.6989795918</text:p>
          </table:table-cell>
          <table:table-cell table:formula="of:=([.C6]-[.$C$12])^2" office:value-type="float" office:value="2.69897959183673" calcext:value-type="float">
            <text:p>2.69897959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([.B7]-[.$B$12])" office:value-type="float" office:value="3.64285714285714" calcext:value-type="float">
            <text:p>3.6428571429</text:p>
          </table:table-cell>
          <table:table-cell table:formula="of:=([.C7]-[.$C$12])" office:value-type="float" office:value="-5.24285714285714" calcext:value-type="float">
            <text:p>-5.2428571429</text:p>
          </table:table-cell>
          <table:table-cell table:formula="of:=[.E7]*[.F7]" office:value-type="float" office:value="-19.0989795918367" calcext:value-type="float">
            <text:p>-19.0989795918</text:p>
          </table:table-cell>
          <table:table-cell table:number-columns-repeated="2"/>
          <table:table-cell table:formula="of:=([.B7]-[.$B$12])^2" office:value-type="float" office:value="13.2704081632653" calcext:value-type="float">
            <text:p>13.2704081633</text:p>
          </table:table-cell>
          <table:table-cell table:formula="of:=([.C7]-[.$C$12])^2" office:value-type="float" office:value="27.4875510204082" calcext:value-type="float">
            <text:p>27.487551020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([.B8]-[.$B$12])" office:value-type="float" office:value="5.64285714285714" calcext:value-type="float">
            <text:p>5.6428571429</text:p>
          </table:table-cell>
          <table:table-cell table:formula="of:=([.C8]-[.$C$12])" office:value-type="float" office:value="-9.54285714285714" calcext:value-type="float">
            <text:p>-9.5428571429</text:p>
          </table:table-cell>
          <table:table-cell table:formula="of:=[.E8]*[.F8]" office:value-type="float" office:value="-53.8489795918367" calcext:value-type="float">
            <text:p>-53.8489795918</text:p>
          </table:table-cell>
          <table:table-cell table:number-columns-repeated="2"/>
          <table:table-cell table:formula="of:=([.B8]-[.$B$12])^2" office:value-type="float" office:value="31.8418367346939" calcext:value-type="float">
            <text:p>31.8418367347</text:p>
          </table:table-cell>
          <table:table-cell table:formula="of:=([.C8]-[.$C$12])^2" office:value-type="float" office:value="91.0661224489796" calcext:value-type="float">
            <text:p>91.066122449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10.3571428571429" calcext:value-type="float">
            <text:p>10.3571428571</text:p>
          </table:table-cell>
          <table:table-cell table:formula="of:=AVERAGE([.C2:.C11])" office:value-type="float" office:value="13.3428571428571" calcext:value-type="float">
            <text:p>13.3428571429</text:p>
          </table:table-cell>
          <table:table-cell table:number-columns-repeated="3"/>
          <table:table-cell table:formula="of:=SUM([.G2:.G11])" office:value-type="float" office:value="-112.107142857143" calcext:value-type="float">
            <text:p>-112.1071428571</text:p>
          </table:table-cell>
          <table:table-cell/>
          <table:table-cell office:value-type="string" calcext:value-type="string">
            <text:p>total var</text:p>
          </table:table-cell>
          <table:table-cell table:formula="of:=SUM([.J2:.J11])/(COUNT([.J2:.J11])-1)" office:value-type="float" office:value="15.0595238095238" calcext:value-type="float">
            <text:p>15.0595238095</text:p>
          </table:table-cell>
          <table:table-cell table:formula="of:=SUM([.K2:.K11])/(COUNT([.K2:.K11])-1)" office:value-type="float" office:value="33.9695238095238" calcext:value-type="float">
            <text:p>33.96952380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dev</text:p>
          </table:table-cell>
          <table:table-cell table:formula="of:=SQRT([.J12])" office:value-type="float" office:value="3.88066022855954" calcext:value-type="float">
            <text:p>3.8806602286</text:p>
          </table:table-cell>
          <table:table-cell table:formula="of:=SQRT([.K12])" office:value-type="float" office:value="5.82833799719301" calcext:value-type="float">
            <text:p>5.82833799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r</text:p>
          </table:table-cell>
          <table:table-cell table:formula="of:=[.G12]/((COUNT([.C2:.C11])-1)*[.J13]*[.K13])" office:value-type="float" office:value="-0.826098216982065" calcext:value-type="float">
            <text:p>-0.82609821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atasets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s12x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ds2</text:p>
          </table:table-cell>
          <table:table-cell office:value-type="string" calcext:value-type="string">
            <text:p>ds3x</text:p>
          </table:table-cell>
          <table:table-cell office:value-type="string" calcext:value-type="string">
            <text:p>ds3y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17.1" calcext:value-type="float">
            <text:p>17.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.3" calcext:value-type="float">
            <text:p>15.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.1" calcext:value-type="float">
            <text:p>8.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6.2988in" svg:height="3.5429in" svg:x="4.4839in" svg:y="2.3504in">
            <draw:object draw:notify-on-update-of-ranges="Sheet3.D14:Sheet3.D18 Sheet3.E14:Sheet3.E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evx</text:p>
          </table:table-cell>
          <table:table-cell office:value-type="string" calcext:value-type="string">
            <text:p>devy</text:p>
          </table:table-cell>
          <table:table-cell office:value-type="string" calcext:value-type="string">
            <text:p>devxdevy</text:p>
          </table:table-cell>
          <table:table-cell/>
          <table:table-cell office:value-type="string" calcext:value-type="string">
            <text:p>Devx^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B2]-[.$B$6])" office:value-type="float" office:value="-1.5" calcext:value-type="float">
            <text:p>-1.5</text:p>
          </table:table-cell>
          <table:table-cell table:formula="of:=([.C2]-[.$C$6])" office:value-type="float" office:value="-5" calcext:value-type="float">
            <text:p>-5</text:p>
          </table:table-cell>
          <table:table-cell table:formula="of:=[.F2]*[.G2]" office:value-type="float" office:value="7.5" calcext:value-type="float">
            <text:p>7.5</text:p>
          </table:table-cell>
          <table:table-cell/>
          <table:table-cell table:formula="of:=[.F2]^2"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B3]-[.$B$6])" office:value-type="float" office:value="-0.5" calcext:value-type="float">
            <text:p>-0.5</text:p>
          </table:table-cell>
          <table:table-cell table:formula="of:=([.C3]-[.$C$6])" office:value-type="float" office:value="-2" calcext:value-type="float">
            <text:p>-2</text:p>
          </table:table-cell>
          <table:table-cell table:formula="of:=[.F3]*[.G3]" office:value-type="float" office:value="1" calcext:value-type="float">
            <text:p>1</text:p>
          </table:table-cell>
          <table:table-cell/>
          <table:table-cell table:formula="of:=[.F3]^2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B4]-[.$B$6])" office:value-type="float" office:value="0.5" calcext:value-type="float">
            <text:p>0.5</text:p>
          </table:table-cell>
          <table:table-cell table:formula="of:=([.C4]-[.$C$6])" office:value-type="float" office:value="2" calcext:value-type="float">
            <text:p>2</text:p>
          </table:table-cell>
          <table:table-cell table:formula="of:=[.F4]*[.G4]" office:value-type="float" office:value="1" calcext:value-type="float">
            <text:p>1</text:p>
          </table:table-cell>
          <table:table-cell/>
          <table:table-cell table:formula="of:=[.F4]^2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B5]-[.$B$6])" office:value-type="float" office:value="1.5" calcext:value-type="float">
            <text:p>1.5</text:p>
          </table:table-cell>
          <table:table-cell table:formula="of:=([.C5]-[.$C$6])" office:value-type="float" office:value="5" calcext:value-type="float">
            <text:p>5</text:p>
          </table:table-cell>
          <table:table-cell table:formula="of:=[.F5]*[.G5]" office:value-type="float" office:value="7.5" calcext:value-type="float">
            <text:p>7.5</text:p>
          </table:table-cell>
          <table:table-cell/>
          <table:table-cell table:formula="of:=[.F5]^2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5])" office:value-type="float" office:value="2.5" calcext:value-type="float">
            <text:p>2.5</text:p>
          </table:table-cell>
          <table:table-cell table:formula="of:=AVERAGE([.C2:.C5])" office:value-type="float" office:value="7" calcext:value-type="float">
            <text:p>7</text:p>
          </table:table-cell>
          <table:table-cell table:number-columns-repeated="4"/>
          <table:table-cell table:formula="of:=SUM([.H2:.H5])" office:value-type="float" office:value="17" calcext:value-type="float">
            <text:p>17</text:p>
          </table:table-cell>
          <table:table-cell/>
          <table:table-cell table:formula="of:=SUM([.J2:.J5])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1 =</text:p>
          </table:table-cell>
          <table:table-cell table:formula="of:=[.H6]/[.J6]"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0 = </text:p>
          </table:table-cell>
          <table:table-cell table:formula="of:=[.C6]-([.F9]*[.B6])" office:value-type="float" office:value="-1.5" calcext:value-type="float">
            <text:p>-1.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Y = 3.4x -1.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4-30T07:01:04.124548634</meta:creation-date>
    <dc:date>2016-04-30T12:57:16.144398961</dc:date>
    <dc:creator>otto </dc:creator>
    <meta:editing-duration>PT5H43M36S</meta:editing-duration>
    <meta:editing-cycles>2</meta:editing-cycles>
    <meta:generator>LibreOffice/4.2.8.2$Linux_X86_64 LibreOffice_project/420m0$Build-2</meta:generator>
    <meta:document-statistic meta:table-count="3" meta:cell-count="2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X vs. Y</text:p>
        </chart:title>
        <chart:plot-area chart:style-name="ch3" table:cell-range-address="Sheet3.D14:Sheet3.E18" svg:x="1.331cm" svg:y="1.301cm" svg:width="14.349cm" svg:height="6.538cm">
          <chartooo:coordinate-region svg:x="1.622cm" svg:y="1.5cm" svg:width="13.765cm" svg:height="5.692cm"/>
          <chart:axis chart:dimension="x" chart:name="primary-x" chart:style-name="ch4">
            <chart:title svg:x="7.905cm" svg:y="8.019cm" chart:style-name="ch5">
              <text:p>X value</text:p>
            </chart:title>
          </chart:axis>
          <chart:axis chart:dimension="y" chart:name="primary-y" chart:style-name="ch4">
            <chart:title svg:x="0.451cm" svg:y="5.17cm" chart:style-name="ch6">
              <text:p>Y Value</text:p>
            </chart:title>
            <chart:grid chart:style-name="ch7" chart:class="major"/>
          </chart:axis>
          <chart:series chart:style-name="ch8" chart:values-cell-range-address="Sheet3.E14:Sheet3.E18" chart:class="chart:scatter">
            <chart:domain table:cell-range-address="Sheet3.D14:Sheet3.D1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3.D14:Sheet3.D18</svg:desc>
                </draw:g>
              </table:table-cell>
              <table:table-cell office:value-type="float" office:value="0">
                <text:p>0</text:p>
                <draw:g>
                  <svg:desc>Sheet3.E14:Sheet3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